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>
      <style:paragraph-properties fo:text-align="center" style:justify-single-word="false"/>
      <style:text-properties officeooo:paragraph-rsid="0008f98f"/>
    </style:style>
    <style:style style:name="T1" style:family="text">
      <style:text-properties officeooo:rsid="0008f98f"/>
    </style:style>
    <style:style style:name="T2" style:family="text">
      <style:text-properties style:text-underline-style="solid" style:text-underline-width="auto" style:text-underline-color="font-color" officeooo:rsid="0008f98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Strong_20_Emphasis"><text:span text:style-name="T2">C Quick Reference</text:span></text:span></text:p>
      <text:p text:style-name="Text_20_body"><text:span text:style-name="Strong_20_Emphasis"/></text:p>
      <text:p text:style-name="Text_20_body"><text:span text:style-name="Strong_20_Emphasis">Variables:</text:span></text:p>
      <text:list text:style-name="L1">
        <text:list-item>
          <text:p text:style-name="P2">Variables hold data that can be manipulated during program execution.</text:p>
        </text:list-item>
        <text:list-item>
          <text:p text:style-name="P2">Declared with a data type and an optional name.</text:p>
        </text:list-item>
        <text:list-item>
          <text:p text:style-name="P1">Example: <text:span text:style-name="Source_20_Text">int num;</text:span></text:p>
        </text:list-item>
      </text:list>
      <text:p text:style-name="Text_20_body"><text:span text:style-name="Strong_20_Emphasis">Data Types:</text:span></text:p>
      <text:list text:style-name="L2">
        <text:list-item>
          <text:p text:style-name="P4">Basic types: <text:span text:style-name="Source_20_Text">int</text:span>, <text:span text:style-name="Source_20_Text">float</text:span>, <text:span text:style-name="Source_20_Text">char</text:span>, <text:span text:style-name="Source_20_Text">double</text:span>.</text:p>
        </text:list-item>
        <text:list-item>
          <text:p text:style-name="P4">Derived types: <text:span text:style-name="Source_20_Text">arrays</text:span>, <text:span text:style-name="Source_20_Text">pointers</text:span>, <text:span text:style-name="Source_20_Text">structures</text:span>, <text:span text:style-name="Source_20_Text">unions</text:span>.</text:p>
        </text:list-item>
        <text:list-item>
          <text:p text:style-name="P3">User-defined types: <text:span text:style-name="Source_20_Text">enum</text:span>, <text:span text:style-name="Source_20_Text">typedef</text:span>.</text:p>
        </text:list-item>
      </text:list>
      <text:p text:style-name="Text_20_body"><text:span text:style-name="Strong_20_Emphasis">Operators:</text:span></text:p>
      <text:list text:style-name="L3">
        <text:list-item>
          <text:p text:style-name="P6">Arithmetic: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.</text:p>
        </text:list-item>
        <text:list-item>
          <text:p text:style-name="P6">Relational: <text:span text:style-name="Source_20_Text">==</text:span>, <text:span text:style-name="Source_20_Text">!=</text:span>, <text:span text:style-name="Source_20_Text">&lt;</text:span>, <text:span text:style-name="Source_20_Text">&gt;</text:span>, <text:span text:style-name="Source_20_Text">&lt;=</text:span>, <text:span text:style-name="Source_20_Text">&gt;=</text:span>.</text:p>
        </text:list-item>
        <text:list-item>
          <text:p text:style-name="P6">Logical: <text:span text:style-name="Source_20_Text">&amp;&amp;</text:span>, <text:span text:style-name="Source_20_Text">||</text:span>, <text:span text:style-name="Source_20_Text">!</text:span>.</text:p>
        </text:list-item>
        <text:list-item>
          <text:p text:style-name="P6">Bitwise: <text:span text:style-name="Source_20_Text">&amp;</text:span>, <text:span text:style-name="Source_20_Text">|</text:span>, <text:span text:style-name="Source_20_Text">^</text:span>, <text:span text:style-name="Source_20_Text">~</text:span>, <text:span text:style-name="Source_20_Text">&lt;&lt;</text:span>, <text:span text:style-name="Source_20_Text">&gt;&gt;</text:span>.</text:p>
        </text:list-item>
        <text:list-item>
          <text:p text:style-name="P5">Assignment: <text:span text:style-name="Source_20_Text">=</text:span>, <text:span text:style-name="Source_20_Text">+=</text:span>, <text:span text:style-name="Source_20_Text">-=</text:span>, <text:span text:style-name="Source_20_Text">*=</text:span>, <text:span text:style-name="Source_20_Text">/=</text:span>, <text:span text:style-name="Source_20_Text">%=</text:span>.</text:p>
        </text:list-item>
      </text:list>
      <text:p text:style-name="Text_20_body"><text:span text:style-name="Strong_20_Emphasis">Control Flow:</text:span></text:p>
      <text:list text:style-name="L4">
        <text:list-item>
          <text:p text:style-name="P8"><text:span text:style-name="Source_20_Text">if</text:span>, <text:span text:style-name="Source_20_Text">else if</text:span>, <text:span text:style-name="Source_20_Text">else</text:span> statements for conditional execution.</text:p>
        </text:list-item>
        <text:list-item>
          <text:p text:style-name="P8"><text:span text:style-name="Source_20_Text">switch</text:span> statement for multi-case selection.</text:p>
        </text:list-item>
        <text:list-item>
          <text:p text:style-name="P8"><text:span text:style-name="Source_20_Text">for</text:span>, <text:span text:style-name="Source_20_Text">while</text:span>, <text:span text:style-name="Source_20_Text">do-while</text:span> loops for iteration.</text:p>
        </text:list-item>
        <text:list-item>
          <text:p text:style-name="P7"><text:span text:style-name="Source_20_Text">break</text:span> and <text:span text:style-name="Source_20_Text">continue</text:span> statements for loop control.</text:p>
        </text:list-item>
      </text:list>
      <text:p text:style-name="Text_20_body"><text:span text:style-name="Strong_20_Emphasis">Functions:</text:span></text:p>
      <text:list text:style-name="L5">
        <text:list-item>
          <text:p text:style-name="P10">Modularize code by defining functions.</text:p>
        </text:list-item>
        <text:list-item>
          <text:p text:style-name="P10">Functions can have parameters and return values.</text:p>
        </text:list-item>
        <text:list-item>
          <text:p text:style-name="P9">Declaration syntax: <text:span text:style-name="Source_20_Text">return_type function_name(parameters);</text:span>.</text:p>
        </text:list-item>
      </text:list>
      <text:p text:style-name="Text_20_body"><text:span text:style-name="Strong_20_Emphasis">Arrays:</text:span></text:p>
      <text:list text:style-name="L6">
        <text:list-item>
          <text:p text:style-name="P12">Contiguous collection of data elements of the same type.</text:p>
        </text:list-item>
        <text:list-item>
          <text:p text:style-name="P12">Accessed using zero-based index.</text:p>
        </text:list-item>
        <text:list-item>
          <text:p text:style-name="P11">Declaration syntax: <text:span text:style-name="Source_20_Text">type array_name[size];</text:span>.</text:p>
        </text:list-item>
      </text:list>
      <text:p text:style-name="Text_20_body"><text:span text:style-name="Strong_20_Emphasis">Pointers:</text:span></text:p>
      <text:list text:style-name="L7">
        <text:list-item>
          <text:p text:style-name="P14">Variables that store memory addresses.</text:p>
        </text:list-item>
        <text:list-item>
          <text:p text:style-name="P14">Used for dynamic memory allocation and manipulation.</text:p>
        </text:list-item>
        <text:list-item>
          <text:p text:style-name="P13">Declaration syntax: <text:span text:style-name="Source_20_Text">type *pointer_name;</text:span>.</text:p>
        </text:list-item>
      </text:list>
      <text:p text:style-name="Text_20_body"><text:span text:style-name="Strong_20_Emphasis">Structures:</text:span></text:p>
      <text:list text:style-name="L8">
        <text:list-item>
          <text:p text:style-name="P16"><text:soft-page-break/>Aggregate data types that group together variables under a single name.</text:p>
        </text:list-item>
        <text:list-item>
          <text:p text:style-name="P15">Declaration syntax: <text:span text:style-name="Source_20_Text">struct struct_name { members };</text:span>.</text:p>
        </text:list-item>
      </text:list>
      <text:p text:style-name="Text_20_body"><text:span text:style-name="Strong_20_Emphasis">Input/Output:</text:span></text:p>
      <text:list text:style-name="L9">
        <text:list-item>
          <text:p text:style-name="P18"><text:span text:style-name="Source_20_Text">printf()</text:span> function for formatted output.</text:p>
        </text:list-item>
        <text:list-item>
          <text:p text:style-name="P18"><text:span text:style-name="Source_20_Text">scanf()</text:span> function for formatted input.</text:p>
        </text:list-item>
        <text:list-item>
          <text:p text:style-name="P17"><text:span text:style-name="Source_20_Text">getchar()</text:span> and <text:span text:style-name="Source_20_Text">putchar()</text:span> for character-based I/O.</text:p>
        </text:list-item>
      </text:list>
      <text:p text:style-name="Text_20_body"><text:span text:style-name="Strong_20_Emphasis">Memory Management:</text:span></text:p>
      <text:list text:style-name="L10">
        <text:list-item>
          <text:p text:style-name="P20"><text:span text:style-name="Source_20_Text">malloc()</text:span> and <text:span text:style-name="Source_20_Text">free()</text:span> for dynamic memory allocation and deallocation.</text:p>
        </text:list-item>
        <text:list-item>
          <text:p text:style-name="P20"><text:span text:style-name="Source_20_Text">calloc()</text:span> for allocating memory initialized to zero.</text:p>
        </text:list-item>
        <text:list-item>
          <text:p text:style-name="P19"><text:span text:style-name="Source_20_Text">realloc()</text:span> for resizing dynamically allocated memory.</text:p>
        </text:list-item>
      </text:list>
      <text:p text:style-name="Text_20_body"><text:span text:style-name="Strong_20_Emphasis">File Handling:</text:span></text:p>
      <text:list text:style-name="L11">
        <text:list-item>
          <text:p text:style-name="P22"><text:span text:style-name="Source_20_Text">fopen()</text:span>, <text:span text:style-name="Source_20_Text">fclose()</text:span>, <text:span text:style-name="Source_20_Text">fwrite()</text:span>, <text:span text:style-name="Source_20_Text">fread()</text:span> for file I/O operations.</text:p>
        </text:list-item>
        <text:list-item>
          <text:p text:style-name="P21"><text:span text:style-name="Source_20_Text">fprintf()</text:span>, <text:span text:style-name="Source_20_Text">fscanf()</text:span>, <text:span text:style-name="Source_20_Text">fgets()</text:span>, <text:span text:style-name="Source_20_Text">fputs()</text:span> for formatted file I/O.</text:p>
        </text:list-item>
      </text:list>
      <text:p text:style-name="Text_20_body"><text:span text:style-name="Strong_20_Emphasis">Preprocessor Directives:</text:span></text:p>
      <text:list text:style-name="L12">
        <text:list-item>
          <text:p text:style-name="P24"><text:span text:style-name="Source_20_Text">#include</text:span> to include header files.</text:p>
        </text:list-item>
        <text:list-item>
          <text:p text:style-name="P24"><text:span text:style-name="Source_20_Text">#define</text:span> to define constants and macros.</text:p>
        </text:list-item>
        <text:list-item>
          <text:p text:style-name="P23"><text:span text:style-name="Source_20_Text">#ifdef</text:span>, <text:span text:style-name="Source_20_Text">#ifndef</text:span>, <text:span text:style-name="Source_20_Text">#endif</text:span> for conditional compilation.</text:p>
        </text:list-item>
      </text:list>
      <text:p text:style-name="Text_20_body"><text:span text:style-name="Strong_20_Emphasis">Error Handling:</text:span></text:p>
      <text:list text:style-name="L13">
        <text:list-item>
          <text:p text:style-name="P26"><text:span text:style-name="Source_20_Text">errno</text:span> variable to track errors.</text:p>
        </text:list-item>
        <text:list-item>
          <text:p text:style-name="P26"><text:span text:style-name="Source_20_Text">perror()</text:span> function to print error messages.</text:p>
        </text:list-item>
        <text:list-item>
          <text:p text:style-name="P25"><text:span text:style-name="Source_20_Text">assert()</text:span> macro for debugging and error checking.</text:p>
        </text:list-item>
      </text:list>
      <text:p text:style-name="Text_20_body"><text:span text:style-name="Strong_20_Emphasis">Bitwise Manipulation:</text:span></text:p>
      <text:list text:style-name="L14">
        <text:list-item>
          <text:p text:style-name="P28"><text:span text:style-name="Source_20_Text">&amp;</text:span>, <text:span text:style-name="Source_20_Text">|</text:span>, <text:span text:style-name="Source_20_Text">^</text:span>, <text:span text:style-name="Source_20_Text">~</text:span>, <text:span text:style-name="Source_20_Text">&lt;&lt;</text:span>, <text:span text:style-name="Source_20_Text">&gt;&gt;</text:span> operators for bitwise manipulation.</text:p>
        </text:list-item>
        <text:list-item>
          <text:p text:style-name="P27">Used for tasks like setting, clearing, toggling bits, and bit shifting.</text:p>
        </text:list-item>
      </text:list>
      <text:p text:style-name="Text_20_body"><text:span text:style-name="Strong_20_Emphasis">Multi-file Programs:</text:span></text:p>
      <text:list text:style-name="L15">
        <text:list-item>
          <text:p text:style-name="P30">Break code into multiple <text:span text:style-name="Source_20_Text">.c</text:span> and <text:span text:style-name="Source_20_Text">.h</text:span> files.</text:p>
        </text:list-item>
        <text:list-item>
          <text:p text:style-name="P29">Use header files for function prototypes and shared constant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09:19.431935260</meta:creation-date>
    <dc:date>2024-04-07T12:07:21.026771268</dc:date>
    <meta:editing-duration>PT1M16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60" meta:word-count="359" meta:character-count="2267" meta:non-whitespace-character-count="2012"/>
  </office:meta>
</office:document-meta>
</file>